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8" table:default-cell-style-name="Default"/>
        <table:table-column table:style-name="co1" table:number-columns-repeated="3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2" office:value-type="float" office:value="3200" calcext:value-type="float">
            <text:p>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6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20" calcext:value-type="float">
            <text:p>161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9])" office:value-type="float" office:value="183200" calcext:value-type="float">
            <text:p>18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1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style-name="Default"/>
          <table:table-cell/>
          <table:table-cell table:style-name="ce3" table:formula="of:=SUM([.C4:.C32])" office:value-type="float" office:value="253170" calcext:value-type="float">
            <text:p>253170</text:p>
          </table:table-cell>
          <table:table-cell table:style-name="ce3" table:formula="of:=SUM([.D4:.D32])" office:value-type="float" office:value="220520" calcext:value-type="float">
            <text:p>22052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2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9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ուս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22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10" calcext:value-type="float">
            <text:p>9310</text:p>
          </table:table-cell>
          <table:table-cell table:formula="of:=SUM([.T37:.T63])" office:value-type="float" office:value="7803" calcext:value-type="float">
            <text:p>7803</text:p>
          </table:table-cell>
          <table:table-cell table:formula="of:=SUM([.U37:.U63])" office:value-type="float" office:value="8500" calcext:value-type="float">
            <text:p>8500</text:p>
          </table:table-cell>
          <table:table-cell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U66])" office:value-type="float" office:value="181477" calcext:value-type="float">
            <text:p>18147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9:16:43.897085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30T12:00:16.968565658</dc:date>
    <meta:editing-duration>P15DT12H57M6S</meta:editing-duration>
    <meta:editing-cycles>3984</meta:editing-cycles>
    <meta:generator>LibreOffice/4.2.8.2$Linux_X86_64 LibreOffice_project/420m0$Build-2</meta:generator>
    <meta:document-statistic meta:table-count="27" meta:cell-count="13763" meta:object-count="0"/>
  </office:meta>
</office:document-meta>
</file>